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8cm" svg:height="10.624cm" svg:x="3.221cm" svg:y="8.075cm">
            <draw:object draw:notify-on-update-of-ranges="Sheet1.B1:Sheet1.C1 Sheet1.B2:Sheet1.B12 Sheet1.A1:Sheet1.A2 Sheet1.C2:Sheet1.C12 Sheet1.J29:Sheet1.J30 Sheet1.J28:Sheet1.J28 Sheet1.K29:Sheet1.K30 Sheet1.F2:Sheet1.F12 Sheet1.E1:Sheet1.E2 Sheet1.G2:Sheet1.G12 Sheet1.J2:Sheet1.J12 Sheet1.I1:Sheet1.I2 Sheet1.K2:Sheet1.K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/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/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 table:number-columns-repeated="3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.11" calcext:value-type="float">
            <text:p>2,1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float" office:value="3.72" calcext:value-type="float">
            <text:p>3,7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57" calcext:value-type="float">
            <text:p>1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16" calcext:value-type="float">
            <text:p>1716</text:p>
          </table:table-cell>
          <table:table-cell/>
          <table:table-cell table:formula="of:=1716-1038" office:value-type="float" office:value="678" calcext:value-type="float">
            <text:p>678</text:p>
          </table:table-cell>
          <table:table-cell table:formula="of:=[.M12]/5" office:value-type="float" office:value="135.6" calcext:value-type="float">
            <text:p>135,6</text:p>
          </table:table-cell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Load line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formula="of:=(10/4700)*1000000" office:value-type="float" office:value="2127.65957446809" calcext:value-type="float">
            <text:p>2127,65957446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00-00-00</text:date>, <text:time style:data-style-name="N2" text:time-value="11:47:32.061512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jöberg</meta:initial-creator>
    <meta:creation-date>2014-11-28T14:16:34.624071842</meta:creation-date>
    <dc:date>2014-12-19T12:28:14.303842736</dc:date>
    <dc:creator>Jonas Sjöberg</dc:creator>
    <meta:editing-duration>PT1H43M1S</meta:editing-duration>
    <meta:editing-cycles>7</meta:editing-cycles>
    <meta:generator>LibreOffice/4.2.7.2$Linux_x86 LibreOffice_project/42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10.625cm" xlink:href=".." xlink:type="simple" chart:class="chart:scatter" chart:style-name="ch1">
        <chart:title svg:x="3.497cm" svg:y="0.348cm" chart:style-name="ch2">
          <text:p>Collector current vs collector-emitter voltage</text:p>
        </chart:title>
        <chart:legend chart:legend-position="end" svg:x="12.855cm" svg:y="4.266cm" style:legend-expansion="high" chart:style-name="ch3"/>
        <chart:plot-area chart:style-name="ch4" table:cell-range-address="Sheet1.B1:Sheet1.C1 Sheet1.B2:Sheet1.C12 Sheet1.A1:Sheet1.A2 Sheet1.J28:Sheet1.J28 Sheet1.K29:Sheet1.K30 Sheet1.E1:Sheet1.E2 Sheet1.G2:Sheet1.G12 Sheet1.I1:Sheet1.I2 Sheet1.K2:Sheet1.K12" chart:data-source-has-labels="both" svg:x="1.33cm" svg:y="1.365cm" svg:width="11.207cm" svg:height="8.067cm">
          <chartooo:coordinate-region svg:x="2.322cm" svg:y="1.565cm" svg:width="10.028cm" svg:height="7.22cm"/>
          <chart:axis chart:dimension="x" chart:name="primary-x" chart:style-name="ch5" chartooo:axis-type="auto">
            <chart:title svg:x="6.333cm" svg:y="9.644cm" chart:style-name="ch6">
              <text:p>Uce (V)</text:p>
            </chart:title>
            <chart:categories table:cell-range-address="Sheet1.B1:Sheet1.C1"/>
            <chart:grid chart:style-name="ch7" chart:class="major"/>
          </chart:axis>
          <chart:axis chart:dimension="y" chart:name="primary-y" chart:style-name="ch8">
            <chart:title svg:x="0.451cm" svg:y="5.918cm" chart:style-name="ch9">
              <text:p>Ic (µA)</text:p>
            </chart:title>
            <chart:grid chart:style-name="ch7" chart:class="major"/>
          </chart:axis>
          <chart:series chart:style-name="ch10" chart:values-cell-range-address="Sheet1.C2:Sheet1.C12" chart:label-cell-address="Sheet1.A1:Sheet1.A2" chart:class="chart:scatter">
            <chart:domain table:cell-range-address="Sheet1.B2:Sheet1.B12"/>
            <chart:data-point chart:repeated="11"/>
          </chart:series>
          <chart:series chart:style-name="ch11" chart:values-cell-range-address="Sheet1.K29:Sheet1.K30" chart:label-cell-address="Sheet1.J28:Sheet1.J28" chart:class="chart:scatter">
            <chart:domain table:cell-range-address="Sheet1.J29:Sheet1.J30"/>
            <chart:data-point chart:repeated="2"/>
          </chart:series>
          <chart:series chart:style-name="ch12" chart:values-cell-range-address="Sheet1.G2:Sheet1.G12" chart:label-cell-address="Sheet1.E1:Sheet1.E2" chart:class="chart:scatter">
            <chart:domain table:cell-range-address="Sheet1.F2:Sheet1.F12"/>
            <chart:data-point chart:repeated="11"/>
          </chart:series>
          <chart:series chart:style-name="ch13" chart:values-cell-range-address="Sheet1.K2:Sheet1.K12" chart:label-cell-address="Sheet1.I1:Sheet1.I2" chart:class="chart:scatter">
            <chart:domain table:cell-range-address="Sheet1.J2:Sheet1.J12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b (µA) 1,14</text:p>
                <text:list>
                  <text:list-item>
                    <text:p>Ib (µA)</text:p>
                  </text:list-item>
                  <text:list-item>
                    <text:p>1,14</text:p>
                  </text:list-item>
                </text:list>
                <draw:g>
                  <svg:desc>Sheet1.A1:Sheet1.A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oad line</text:p>
                <draw:g>
                  <svg:desc>Sheet1.J28:Sheet1.J2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b (µA) 2,11</text:p>
                <text:list>
                  <text:list-item>
                    <text:p>Ib (µA)</text:p>
                  </text:list-item>
                  <text:list-item>
                    <text:p>2,11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b (µA) 3,72</text:p>
                <text:list>
                  <text:list-item>
                    <text:p>Ib (µA)</text:p>
                  </text:list-item>
                  <text:list-item>
                    <text:p>3,72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ce (V)</text:p>
                <draw:g>
                  <svg:desc>Sheet1.B1:Sheet1.C1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414">
                <text:p>414</text:p>
                <draw:g>
                  <svg:desc>Sheet1.C2:Sheet1.C12</svg:desc>
                </draw:g>
              </table:table-cell>
              <table:table-cell office:value-type="float" office:value="10">
                <text:p>10</text:p>
                <draw:g>
                  <svg:desc>Sheet1.J29:Sheet1.J30</svg:desc>
                </draw:g>
              </table:table-cell>
              <table:table-cell office:value-type="float" office:value="0">
                <text:p>0</text:p>
                <draw:g>
                  <svg:desc>Sheet1.K29:Sheet1.K30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0.22">
                <text:p>0.22</text:p>
                <draw:g>
                  <svg:desc>Sheet1.G2:Sheet1.G12</svg:desc>
                </draw:g>
              </table:table-cell>
              <table:table-cell office:value-type="float" office:value="0">
                <text:p>0</text:p>
                <draw:g>
                  <svg:desc>Sheet1.J2:Sheet1.J12</svg:desc>
                </draw:g>
              </table:table-cell>
              <table:table-cell office:value-type="float" office:value="0.28">
                <text:p>0.28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Ic (µA)</text:p>
              </table:table-cell>
              <table:table-cell office:value-type="float" office:value="1">
                <text:p>1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2127.65957446809">
                <text:p>2127.65957446809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05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612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19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3">
                <text:p>953</text:p>
              </table:table-cell>
              <table:table-cell office:value-type="float" office:value="5">
                <text:p>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6">
                <text:p>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88">
                <text:p>988</text:p>
              </table:table-cell>
              <table:table-cell office:value-type="float" office:value="7">
                <text:p>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03">
                <text:p>1003</text:p>
              </table:table-cell>
              <table:table-cell office:value-type="float" office:value="8">
                <text:p>8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19">
                <text:p>1019</text:p>
              </table:table-cell>
              <table:table-cell office:value-type="float" office:value="9">
                <text:p>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38">
                <text:p>1038</text:p>
              </table:table-cell>
              <table:table-cell office:value-type="float" office:value="10">
                <text:p>10</text:p>
              </table:table-cell>
              <table:table-cell office:value-type="float" office:value="1716">
                <text:p>1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